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Arkusz1" table:style-name="ta1" table:print="false">
        <table:table-column table:style-name="co1" table:number-columns-repeated="1024" table:default-cell-style-name="ce1"/>
        <table:table-row table:style-name="ro1">
          <table:table-cell office:value-type="float" office:value="11">
            <text:p>11,0000</text:p>
          </table:table-cell>
          <table:table-cell office:value-type="float" office:value="3.5">
            <text:p>3,5000</text:p>
          </table:table-cell>
          <table:table-cell/>
          <table:table-cell office:value-type="float" office:value="23">
            <text:p>23,0000</text:p>
          </table:table-cell>
          <table:table-cell table:formula="of:=[.$B$1]*[.D1]/11" office:value-type="float" office:value="7.31818181818182">
            <text:p>7,318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9">
            <text:p>29,0000</text:p>
          </table:table-cell>
          <table:table-cell table:formula="of:=[.$B$1]*[.D2]/11" office:value-type="float" office:value="9.22727272727273">
            <text:p>9,227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2">
            <text:p>22,0000</text:p>
          </table:table-cell>
          <table:table-cell table:formula="of:=[.$B$1]*[.D3]/11" office:value-type="float" office:value="7">
            <text:p>7,00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">
            <text:p>20,0000</text:p>
          </table:table-cell>
          <table:table-cell table:formula="of:=[.$B$1]*[.D4]/11" office:value-type="float" office:value="6.36363636363636">
            <text:p>6,363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9">
            <text:p>19,0000</text:p>
          </table:table-cell>
          <table:table-cell table:formula="of:=[.$B$1]*[.D5]/11" office:value-type="float" office:value="6.04545454545455">
            <text:p>6,045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9">
            <text:p>29,0000</text:p>
          </table:table-cell>
          <table:table-cell table:formula="of:=[.$B$1]*[.D6]/11" office:value-type="float" office:value="9.22727272727273">
            <text:p>9,227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3">
            <text:p>23,0000</text:p>
          </table:table-cell>
          <table:table-cell table:formula="of:=[.$B$1]*[.D7]/11" office:value-type="float" office:value="7.31818181818182">
            <text:p>7,318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1">
            <text:p>21,0000</text:p>
          </table:table-cell>
          <table:table-cell table:formula="of:=[.$B$1]*[.D8]/11" office:value-type="float" office:value="6.68181818181818">
            <text:p>6,681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0">
            <text:p>40,0000</text:p>
          </table:table-cell>
          <table:table-cell table:formula="of:=[.$B$1]*[.D9]/11" office:value-type="float" office:value="12.7272727272727">
            <text:p>12,727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1">
            <text:p>21,0000</text:p>
          </table:table-cell>
          <table:table-cell table:formula="of:=[.$B$1]*[.D10]/11" office:value-type="float" office:value="6.68181818181818">
            <text:p>6,681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4">
            <text:p>34,0000</text:p>
          </table:table-cell>
          <table:table-cell table:formula="of:=[.$B$1]*[.D11]/11" office:value-type="float" office:value="10.8181818181818">
            <text:p>10,818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9">
            <text:p>19,0000</text:p>
          </table:table-cell>
          <table:table-cell table:formula="of:=[.$B$1]*[.D12]/11" office:value-type="float" office:value="6.04545454545455">
            <text:p>6,045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7">
            <text:p>57,0000</text:p>
          </table:table-cell>
          <table:table-cell table:formula="of:=[.$B$1]*[.D13]/11" office:value-type="float" office:value="18.1363636363636">
            <text:p>18,136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2">
            <text:p>52,0000</text:p>
          </table:table-cell>
          <table:table-cell table:formula="of:=[.$B$1]*[.D14]/11" office:value-type="float" office:value="16.5454545454545">
            <text:p>16,545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6">
            <text:p>46,0000</text:p>
          </table:table-cell>
          <table:table-cell table:formula="of:=[.$B$1]*[.D15]/11" office:value-type="float" office:value="14.6363636363636">
            <text:p>14,636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2">
            <text:p>52,0000</text:p>
          </table:table-cell>
          <table:table-cell table:formula="of:=[.$B$1]*[.D16]/11" office:value-type="float" office:value="16.5454545454545">
            <text:p>16,545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2">
            <text:p>52,0000</text:p>
          </table:table-cell>
          <table:table-cell table:formula="of:=[.$B$1]*[.D17]/11" office:value-type="float" office:value="16.5454545454545">
            <text:p>16,545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4">
            <text:p>24,0000</text:p>
          </table:table-cell>
          <table:table-cell table:formula="of:=[.$B$1]*[.D18]/11" office:value-type="float" office:value="7.63636363636364">
            <text:p>7,636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4">
            <text:p>34,0000</text:p>
          </table:table-cell>
          <table:table-cell table:formula="of:=[.$B$1]*[.D19]/11" office:value-type="float" office:value="10.8181818181818">
            <text:p>10,818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71">
            <text:p>71,0000</text:p>
          </table:table-cell>
          <table:table-cell table:formula="of:=[.$B$1]*[.D20]/11" office:value-type="float" office:value="22.5909090909091">
            <text:p>22,590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5">
            <text:p>85,0000</text:p>
          </table:table-cell>
          <table:table-cell table:formula="of:=[.$B$1]*[.D21]/11" office:value-type="float" office:value="27.0454545454545">
            <text:p>27,045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6">
            <text:p>66,0000</text:p>
          </table:table-cell>
          <table:table-cell table:formula="of:=[.$B$1]*[.D22]/11" office:value-type="float" office:value="21">
            <text:p>21,00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5">
            <text:p>55,0000</text:p>
          </table:table-cell>
          <table:table-cell table:formula="of:=[.$B$1]*[.D23]/11" office:value-type="float" office:value="17.5">
            <text:p>17,50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2">
            <text:p>62,0000</text:p>
          </table:table-cell>
          <table:table-cell table:formula="of:=[.$B$1]*[.D24]/11" office:value-type="float" office:value="19.7272727272727">
            <text:p>19,7273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$B$1]*[.D25]/11" office:value-type="float" office:value="0">
            <text:p>0,000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$B$1]*[.D26]/11" office:value-type="float" office:value="0">
            <text:p>0,000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$B$1]*[.D27]/11" office:value-type="float" office:value="0">
            <text:p>0,000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$B$1]*[.D28]/11" office:value-type="float" office:value="0">
            <text:p>0,0000</text:p>
          </table:table-cell>
          <table:table-cell table:number-columns-repeated="1019"/>
        </table:table-row>
        <table:table-row table:style-name="ro1">
          <table:table-cell table:number-columns-repeated="3"/>
          <table:table-cell/>
          <table:table-cell table:formula="of:=[.$B$1]*[.D29]/11" office:value-type="float" office:value="0">
            <text:p>0,0000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18.02.2015</text:date>, <text:time>23:53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20:07:19.61</meta:creation-date>
    <dc:date>2015-02-18T23:53:20.22</dc:date>
    <meta:editing-duration>P1DT1H9M57S</meta:editing-duration>
    <meta:editing-cycles>4</meta:editing-cycles>
    <meta:generator>OpenOffice/4.1.1$Win32 OpenOffice.org_project/411m6$Build-9775</meta:generator>
    <meta:document-statistic meta:table-count="3" meta:cell-count="60" meta:object-count="0"/>
  </office:meta>
</office:document-meta>
</file>